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eb4e" officeooo:paragraph-rsid="0018eb4e" style:font-weight-asian="bold" style:font-weight-complex="bold"/>
    </style:style>
    <style:style style:name="P2" style:family="paragraph" style:parent-style-name="Standard">
      <style:text-properties fo:font-weight="normal" officeooo:rsid="0018eb4e" officeooo:paragraph-rsid="0018eb4e" style:font-weight-asian="normal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tivation:</text:p>
      <text:p text:style-name="P3">-communicate securely in unsave environment( eavesdroppers etc)</text:p>
      <text:p text:style-name="P3">-Beweis des Wissens von einem Geheimnis ohne selbiges preisgeben zu müssen</text:p>
      <text:p text:style-name="P4">- Ali Babas Höhle</text:p>
      <text:p text:style-name="P4">Höhle mit Rundgang, magische Tür in der mitte</text:p>
      <text:p text:style-name="P4">Alice will beweisen das geheime Wort zu kennen ohne dass Bob es erfährt</text:p>
      <text:p text:style-name="P4"><text:s text:c="8"/>-&gt; Alice geht in einen Gang ohne dass Bob es sieht, Bob geht in die Kammer, schreit aus welchem sie hinauskommen soll</text:p>
      <text:p text:style-name="P4"><text:s text:c="8"/>Nache mehreren Durchläufen 1-0.5^n Wkt dass Alice das Wort kennt</text:p>
      <text:p text:style-name="P4"><text:s text:c="8"/></text:p>
      <text:p text:style-name="P4"><text:s text:c="8"/>Videoaufzeichnung:</text:p>
      <text:p text:style-name="P3"><text:s text:c="8"/>Nicht verifizierbar, da sich Bob und MAlice absprechen könnten oder fälschen könnten </text:p>
      <text:p text:style-name="P3">-&gt; Wenn ein gefälschtes Video ohne kenntniss des Geheimnis erstellt werden kann, dann kann auch das Geheimnis ohne preisgabe der Information bewiesen werden</text:p>
      <text:p text:style-name="P4">--1-Bit antwort eines vertrauenswürdigen Orakels?</text:p>
      <text:p text:style-name="P3">S.4</text:p>
      <text:p text:style-name="P1">Commitment-Verfahren</text:p>
      <text:p text:style-name="P2">-Phase 1 Festlegungsphase/commit stage</text:p>
      <text:p text:style-name="P2"><text:tab/>Sender legt sich auf Wert m fest, so dass er nicht mehr verändert werden kann</text:p>
      <text:p text:style-name="P2"><text:span text:style-name="T2"><text:tab/>Empfänger hat keine Möglichkeit m zu erfahren</text:span></text:p>
      <text:p text:style-name="P2"><text:span text:style-name="T2"><text:tab/>Nachricht wird an Empfänger übertragen</text:span></text:p>
      <text:p text:style-name="P2"><text:span text:style-name="T2"/></text:p>
      <text:p text:style-name="P2"/>
      <text:p text:style-name="P2">-Phase 2 Öffnungsphase/opening st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11:35.789848868</meta:creation-date>
    <dc:date>2019-04-11T15:54:13.516547906</dc:date>
    <meta:editing-duration>PT6M37S</meta:editing-duration>
    <meta:editing-cycles>1</meta:editing-cycles>
    <meta:document-statistic meta:table-count="0" meta:image-count="0" meta:object-count="0" meta:page-count="1" meta:paragraph-count="20" meta:word-count="155" meta:character-count="1070" meta:non-whitespace-character-count="891"/>
    <meta:generator>LibreOffice/6.0.7.3$Linux_X86_64 LibreOffice_project/00m0$Build-3</meta:generator>
  </office:meta>
</office:document-meta>
</file>